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Text_20_body">
      <style:text-properties officeooo:rsid="0018d9f2" officeooo:paragraph-rsid="0018d9f2"/>
    </style:style>
    <style:style style:name="P4" style:family="paragraph" style:parent-style-name="Standard">
      <style:text-properties officeooo:rsid="001bb70b" officeooo:paragraph-rsid="001bb70b"/>
    </style:style>
    <style:style style:name="P5" style:family="paragraph" style:parent-style-name="Standard">
      <style:text-properties officeooo:rsid="001bf736" officeooo:paragraph-rsid="001bf736"/>
    </style:style>
    <style:style style:name="P6" style:family="paragraph" style:parent-style-name="Standard">
      <style:text-properties officeooo:rsid="001d0a42" officeooo:paragraph-rsid="001d0a42"/>
    </style:style>
    <style:style style:name="P7" style:family="paragraph" style:parent-style-name="Heading_20_1">
      <style:text-properties officeooo:paragraph-rsid="0018d9f2"/>
    </style:style>
    <style:style style:name="P8" style:family="paragraph" style:parent-style-name="Heading_20_2">
      <style:text-properties officeooo:rsid="0018d9f2" officeooo:paragraph-rsid="0018d9f2"/>
    </style:style>
    <style:style style:name="P9" style:family="paragraph" style:parent-style-name="Standard">
      <style:text-properties officeooo:rsid="0018d9f2" officeooo:paragraph-rsid="0018d9f2"/>
    </style:style>
    <style:style style:name="P10" style:family="paragraph" style:parent-style-name="Standard">
      <style:text-properties officeooo:rsid="001f6ac1" officeooo:paragraph-rsid="001f6ac1"/>
    </style:style>
    <style:style style:name="T1" style:family="text">
      <style:text-properties officeooo:rsid="0018d9f2"/>
    </style:style>
    <style:style style:name="T2" style:family="text">
      <style:text-properties style:text-position="super 58%"/>
    </style:style>
    <style:style style:name="T3" style:family="text">
      <style:text-properties officeooo:rsid="001bf736"/>
    </style:style>
    <style:style style:name="T4" style:family="text">
      <style:text-properties officeooo:rsid="001eef42"/>
    </style:style>
    <style:style style:name="T5" style:family="text">
      <style:text-properties officeooo:rsid="001f6a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6">Une caisse sur cible peut être quand même être déplac<text:span text:style-name="T4">ée.</text:span></text:p>
      <text:p text:style-name="P2"/>
      <text:p text:style-name="P2">Ce qu’on a fait : un solveur sous forme de shell : utilisateur écrit des commandes pour lancer le solveur, afficher niveaux, joueur au jeu, etc.</text:p>
      <text:p text:style-name="P2"/>
      <text:h text:style-name="P7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HashSet</text:p>
      <text:p text:style-name="P2">→ hash de Zobrist. <text:span text:style-name="T3">Repose sur 4 propriétes du XOR. La dernière sert à avoir des hash réparti uniformément entre INT_MIN et INT_MAX.</text:span></text:p>
      <text:p text:style-name="P5">On associe à chaque cases deux valeurs caisse et joueur.</text:p>
      <text:p text:style-name="P5">On utilise la formule en O(n) au début.</text:p>
      <text:p text:style-name="P5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P3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<text:soft-page-break/>Avantage 1 : une caisse au plus par tunnel</text:p>
      <text:p text:style-name="P2">Avantage 2 : Au plus deux états fils</text:p>
      <text:p text:style-name="P2"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2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8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<text:span text:style-name="T5">prunning</text:span>:</text:p>
      <text:p text:style-name="P10">Corral : zone délimitée par caisses + murs. Définir barrières : caisses délimitant 2 corrals</text:p>
      <text:p text:style-name="P10">I-Corral : Poussé toujours vers l’intérieur. Joueur n’a pas forcément accès à la caisse</text:p>
      <text:p text:style-name="P10">PI-Corral : Il a accès à toutes les caisses. Une caisse à l’extérieur du corral ne bloque pas une poussé</text:p>
      <text:p text:style-name="P10"/>
      <text:p text:style-name="P10">Intérêt PI-Corral : inutile de considérer caisses à l’extérieur. Il faudra un jour pousser une caisse à l’intérieur.</text:p>
      <text:p text:style-name="P10">Exemple à priori compliqué.</text:p>
      <text:p text:style-name="P2"/>
      <text:p text:style-name="P5">On a aussi implémenté des tables de deadlocks. Peu efficace.</text:p>
      <text:h text:style-name="Heading_20_1" text:outline-level="1">Recherche dirigée par une heuristique</text:h>
      <text:p text:style-name="Standard">Certains états plus prometteurs que d’autres → il faut les traiter avant. → Utilisation d’une heuristique pour déterminer la distance entre un état et l’état final et d’une file de priorité.</text:p>
      <text:p text:style-name="P4"/>
      <text:p text:style-name="P4">Heuristique simple : on somme la distance entre les caisses et leur cible la plus proche</text:p>
      <text:p text:style-name="P4">Parfois deux caisses associés à une même cible</text:p>
      <text:p text:style-name="P4"/>
      <text:p text:style-name="P4">Heuristique gloutonne : pour éviter cela, on calcule toutes les distances cibles-caisses. On trie le tableau obtenu. On somme les éléments en évitant d’associer deux caisses à une même cible et réciproquement. Algo en O(n²log(n)). On a un algo en O(n²)</text:p>
      <text:p text:style-name="P4"/>
      <text:p text:style-name="P4">FESS : on traite en 1<text:span text:style-name="T2">er</text:span> les états avec le plus de caisse rangées. Puis ceux avec le moins de corral. Puis ceux qui sont le plus proche de la solu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2T17:23:25.518655549</dc:date>
    <meta:editing-duration>PT4H2M5S</meta:editing-duration>
    <meta:editing-cycles>6</meta:editing-cycles>
    <meta:generator>LibreOffice/7.5.2.2$Linux_X86_64 LibreOffice_project/53bb9681a964705cf672590721dbc85eb4d0c3a2</meta:generator>
    <meta:document-statistic meta:table-count="0" meta:image-count="0" meta:object-count="0" meta:page-count="2" meta:paragraph-count="58" meta:word-count="723" meta:character-count="4106" meta:non-whitespace-character-count="3444"/>
  </office:meta>
</office:document-meta>
</file>